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Abril</text:p>
          </table:table-cell>
          <table:table-cell table:style-name="ce2"/>
          <table:table-cell table:style-name="ce2" office:value-type="string" calcext:value-type="string">
            <text:p>United States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table:style-name="ce2"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ra</text:p>
          </table:table-cell>
          <table:table-cell table:style-name="ce2" office:value-type="string" calcext:value-type="string">
            <text:p>Hashimoto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Great Britai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16/08/2016</text:p>
          </table:table-cell>
          <table:table-cell table:style-name="ce2"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hilip</text:p>
          </table:table-cell>
          <table:table-cell table:style-name="ce2" office:value-type="string" calcext:value-type="string">
            <text:p>Gent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21/05/2015</text:p>
          </table:table-cell>
          <table:table-cell table:style-name="ce2"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athleen</text:p>
          </table:table-cell>
          <table:table-cell table:style-name="ce2" office:value-type="string" calcext:value-type="string">
            <text:p>Hanner</text:p>
          </table:table-cell>
          <table:table-cell table:style-name="ce2"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table:style-name="ce2"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ereida</text:p>
          </table:table-cell>
          <table:table-cell table:style-name="ce2" office:value-type="string" calcext:value-type="string">
            <text:p>Magwood</text:p>
          </table:table-cell>
          <table:table-cell table:style-name="ce2"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16/08/2016</text:p>
          </table:table-cell>
          <table:table-cell table:style-name="ce2"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aston</text:p>
          </table:table-cell>
          <table:table-cell table:style-name="ce2"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21/05/2015</text:p>
          </table:table-cell>
          <table:table-cell table:style-name="ce2"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Etta</text:p>
          </table:table-cell>
          <table:table-cell table:style-name="ce2" office:value-type="string" calcext:value-type="string">
            <text:p>Hurn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Great Britain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table:style-name="ce2"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arlean</text:p>
          </table:table-cell>
          <table:table-cell table:style-name="ce2" office:value-type="string" calcext:value-type="string">
            <text:p>Melgar</text:p>
          </table:table-cell>
          <table:table-cell table:style-name="ce2"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6/08/2016</text:p>
          </table:table-cell>
          <table:table-cell table:style-name="ce2"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2" office:value-type="string" calcext:value-type="string">
            <text:p>Weiland</text:p>
          </table:table-cell>
          <table:table-cell table:style-name="ce2"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21/05/2015</text:p>
          </table:table-cell>
          <table:table-cell table:style-name="ce2"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 table:number-rows-repeated="41">
          <table:table-cell table:number-columns-repeated="1024"/>
        </table:table-row>
        <table:table-row table:style-name="ro1" table:number-rows-repeated="169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0pt" fo:margin-bottom="0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" meta:object-count="0"/>
    <meta:generator>LibreOfficeDev/6.0.5.2$Linux_X86_64 LibreOffice_project/</meta:generator>
  </office:meta>
</office:document-meta>
</file>